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" svg:font-family="'Lohit Devanagari'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>
      <style:paragraph-properties fo:margin-left="3.235cm" fo:margin-right="0cm" fo:text-indent="0cm" style:auto-text-indent="false"/>
    </style:style>
    <style:style style:name="P2" style:family="paragraph" style:parent-style-name="List_20_Paragraph">
      <style:paragraph-properties fo:margin-left="3.235cm" fo:margin-right="0cm" fo:text-indent="0cm" style:auto-text-indent="false"/>
      <style:text-properties fo:color="#70ad47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ff0000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4" style:family="paragraph" style:parent-style-name="List_20_Paragraph" style:list-style-name="WWNum1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List_20_Paragraph" style:list-style-name="WWNum8">
      <style:text-properties fo:color="#000000" fo:font-weight="normal" style:font-weight-asian="normal" style:font-weight-complex="normal"/>
    </style:style>
    <style:style style:name="P6" style:family="paragraph" style:parent-style-name="List_20_Paragraph" style:list-style-name="WWNum2">
      <style:text-properties fo:color="#000000"/>
    </style:style>
    <style:style style:name="P7" style:family="paragraph" style:parent-style-name="List_20_Paragraph" style:list-style-name="WWNum5">
      <style:text-properties fo:color="#000000"/>
    </style:style>
    <style:style style:name="P8" style:family="paragraph" style:parent-style-name="List_20_Paragraph" style:list-style-name="WWNum6">
      <style:text-properties fo:color="#000000"/>
    </style:style>
    <style:style style:name="P9" style:family="paragraph" style:parent-style-name="List_20_Paragraph" style:list-style-name="WWNum7">
      <style:text-properties fo:color="#000000"/>
    </style:style>
    <style:style style:name="P10" style:family="paragraph" style:parent-style-name="List_20_Paragraph" style:list-style-name="L1">
      <style:text-properties fo:color="#000000" officeooo:rsid="00048ec9" officeooo:paragraph-rsid="00048ec9"/>
    </style:style>
    <style:style style:name="P11" style:family="paragraph" style:parent-style-name="List_20_Paragraph" style:list-style-name="L2">
      <style:text-properties fo:color="#000000" officeooo:rsid="00048ec9" officeooo:paragraph-rsid="00048ec9"/>
    </style:style>
    <style:style style:name="P12" style:family="paragraph" style:parent-style-name="List_20_Paragraph" style:list-style-name="WWNum7">
      <style:text-properties fo:color="#000000" officeooo:rsid="00048ec9" officeooo:paragraph-rsid="00048ec9"/>
    </style:style>
    <style:style style:name="P13" style:family="paragraph" style:parent-style-name="List_20_Paragraph" style:list-style-name="WWNum8">
      <style:text-properties fo:color="#000000"/>
    </style:style>
    <style:style style:name="P14" style:family="paragraph" style:parent-style-name="List_20_Paragraph" style:list-style-name="WWNum9">
      <style:text-properties fo:color="#000000"/>
    </style:style>
    <style:style style:name="P15" style:family="paragraph" style:parent-style-name="List_20_Paragraph" style:list-style-name="WWNum10">
      <style:text-properties fo:color="#000000"/>
    </style:style>
    <style:style style:name="P16" style:family="paragraph" style:parent-style-name="List_20_Paragraph" style:list-style-name="WWNum11">
      <style:text-properties fo:color="#000000"/>
    </style:style>
    <style:style style:name="P17" style:family="paragraph" style:parent-style-name="List_20_Paragraph" style:list-style-name="WWNum12">
      <style:text-properties fo:color="#000000"/>
    </style:style>
    <style:style style:name="P18" style:family="paragraph" style:parent-style-name="List_20_Paragraph" style:list-style-name="WWNum13">
      <style:text-properties fo:color="#000000"/>
    </style:style>
    <style:style style:name="P19" style:family="paragraph" style:parent-style-name="List_20_Paragraph" style:list-style-name="WWNum14">
      <style:text-properties fo:color="#000000"/>
    </style:style>
    <style:style style:name="P20" style:family="paragraph" style:parent-style-name="List_20_Paragraph" style:list-style-name="WWNum15">
      <style:text-properties fo:color="#000000"/>
    </style:style>
    <style:style style:name="P21" style:family="paragraph" style:parent-style-name="List_20_Paragraph">
      <style:paragraph-properties fo:margin-left="2.9cm" fo:margin-right="0cm" fo:text-indent="0cm" style:auto-text-indent="false"/>
      <style:text-properties fo:color="#000000" fo:font-weight="bold" style:font-weight-asian="bold" style:font-weight-complex="bold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fo:color="#bf0041"/>
    </style:style>
    <style:style style:name="P23" style:family="paragraph" style:parent-style-name="Standard">
      <style:text-properties fo:color="#000000"/>
    </style:style>
    <style:style style:name="T1" style:family="text">
      <style:text-properties fo:color="#ff0000"/>
    </style:style>
    <style:style style:name="T2" style:family="text">
      <style:text-properties fo:color="#000000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70c0"/>
    </style:style>
    <style:style style:name="T5" style:family="text">
      <style:text-properties fo:color="#c00000"/>
    </style:style>
    <style:style style:name="T6" style:family="text">
      <style:text-properties fo:color="#c00000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c00000" fo:font-weight="bold" style:font-weight-asian="bold" style:font-weight-complex="bold"/>
    </style:style>
    <style:style style:name="T8" style:family="text">
      <style:text-properties fo:color="#002060"/>
    </style:style>
    <style:style style:name="T9" style:family="text">
      <style:text-properties fo:color="#4472c4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2" style:family="text">
      <style:text-properties fo:font-size="18pt" style:text-underline-style="solid" style:text-underline-width="auto" style:text-underline-color="font-color" fo:font-weight="bold" officeooo:rsid="0001c546" style:font-size-asian="18pt" style:font-weight-asian="bold" style:font-size-complex="18pt" style:font-weight-complex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2">Trello </text:span><text:span text:style-name="T11">Mobile A</text:span><text:span text:style-name="T12">pp Features</text:span></text:p>
      <text:p text:style-name="P3"/>
      <text:list xml:id="list3805250943" text:style-name="WWNum1">
        <text:list-item>
          <text:p text:style-name="P4"><text:s/>Home - <text:s text:c="4"/></text:p>
        </text:list-item>
      </text:list>
      <text:list xml:id="list3036239658" text:style-name="WWNum2">
        <text:list-item>
          <text:p text:style-name="P6">Search </text:p>
        </text:list-item>
        <text:list-item>
          <text:p text:style-name="P6">Plus, sign</text:p>
        </text:list-item>
        <text:list-item>
          <text:p text:style-name="P6">Notification</text:p>
        </text:list-item>
      </text:list>
      <text:p text:style-name="P21"/>
      <text:list xml:id="list232137855413139" text:continue-list="list3805250943" text:style-name="WWNum1">
        <text:list-item>
          <text:p text:style-name="P4">Add Card</text:p>
        </text:list-item>
      </text:list>
      <text:list xml:id="list2993951798" text:style-name="WWNum5">
        <text:list-item>
          <text:p text:style-name="P7">Boards </text:p>
        </text:list-item>
        <text:list-item>
          <text:p text:style-name="P7">List </text:p>
        </text:list-item>
        <text:list-item>
          <text:p text:style-name="P7">Card Name</text:p>
        </text:list-item>
        <text:list-item>
          <text:p text:style-name="P7">Description</text:p>
        </text:list-item>
        <text:list-item>
          <text:p text:style-name="P7">Start Date &amp; Due date</text:p>
        </text:list-item>
      </text:list>
      <text:p text:style-name="P21"/>
      <text:list xml:id="list232138247267252" text:continue-list="list232137855413139" text:style-name="WWNum1">
        <text:list-item>
          <text:p text:style-name="P4">Workspaces </text:p>
        </text:list-item>
      </text:list>
      <text:list xml:id="list3186859599" text:style-name="WWNum6">
        <text:list-item>
          <text:p text:style-name="P8">Boards </text:p>
        </text:list-item>
        <text:list-item>
          <text:p text:style-name="P8">Highlights</text:p>
        </text:list-item>
      </text:list>
      <text:list xml:id="list232138324104522" text:continue-list="list232138247267252" text:style-name="WWNum1">
        <text:list-item>
          <text:p text:style-name="P4">Setting </text:p>
        </text:list-item>
      </text:list>
      <text:list xml:id="list4291808189" text:style-name="WWNum7">
        <text:list-item>
          <text:p text:style-name="P9">Notification</text:p>
        </text:list-item>
      </text:list>
      <text:list xml:id="list2842619556" text:style-name="L1">
        <text:list-item>
          <text:p text:style-name="P10">Open system settings</text:p>
        </text:list-item>
      </text:list>
      <text:list xml:id="list232138798705990" text:continue-list="list4291808189" text:style-name="WWNum7">
        <text:list-item>
          <text:p text:style-name="P9">Application Theme</text:p>
        </text:list-item>
      </text:list>
      <text:list xml:id="list1339476717" text:style-name="L2">
        <text:list-item>
          <text:p text:style-name="P11">Select theme</text:p>
        </text:list-item>
      </text:list>
      <text:list xml:id="list232138049180339" text:continue-list="list232138798705990" text:style-name="WWNum7">
        <text:list-item>
          <text:p text:style-name="P9">Accessibility</text:p>
          <text:list>
            <text:list-item>
              <text:p text:style-name="P12">Color blind friendly mode</text:p>
            </text:list-item>
            <text:list-item>
              <text:p text:style-name="P12">Enable animations</text:p>
            </text:list-item>
            <text:list-item>
              <text:p text:style-name="P12">Show lable names on card</text:p>
            </text:list-item>
          </text:list>
        </text:list-item>
        <text:list-item>
          <text:p text:style-name="P9">Sync</text:p>
          <text:list>
            <text:list-item>
              <text:p text:style-name="P12">Offline boards</text:p>
            </text:list-item>
            <text:list-item>
              <text:p text:style-name="P12">Sync queue</text:p>
            </text:list-item>
          </text:list>
        </text:list-item>
        <text:list-item>
          <text:p text:style-name="P9">General </text:p>
        </text:list-item>
      </text:list>
      <text:list xml:id="list631799531" text:style-name="WWNum8">
        <text:list-item>
          <text:p text:style-name="P13">Profit and Visibility</text:p>
        </text:list-item>
        <text:list-item>
          <text:p text:style-name="P13">Create Cards Defaults</text:p>
        </text:list-item>
        <text:list-item>
          <text:p text:style-name="P13">Delete Acco<text:span text:style-name="T10">unt</text:span></text:p>
        </text:list-item>
        <text:list-item>
          <text:p text:style-name="P5">About Trello </text:p>
        </text:list-item>
        <text:list-item>
          <text:p text:style-name="P5">Report A Bug</text:p>
        </text:list-item>
        <text:list-item>
          <text:p text:style-name="P5">Logout</text:p>
        </text:list-item>
      </text:list>
      <text:p text:style-name="P23"><text:span text:style-name="T13"><text:s/>Boards </text:span><text:span text:style-name="T14">– </text:span>Under Boards </text:p>
      <text:list xml:id="list2690872130" text:style-name="WWNum9">
        <text:list-item>
          <text:p text:style-name="P14">Board name</text:p>
        </text:list-item>
        <text:list-item>
          <text:p text:style-name="P14">Work Space</text:p>
        </text:list-item>
        <text:list-item>
          <text:p text:style-name="P14">Visibility</text:p>
        </text:list-item>
        <text:list-item>
          <text:p text:style-name="P14">Add Card</text:p>
        </text:list-item>
        <text:list-item>
          <text:p text:style-name="P14">Search</text:p>
        </text:list-item>
        <text:list-item>
          <text:p text:style-name="P14">About This Board</text:p>
        </text:list-item>
        <text:list-item>
          <text:p text:style-name="P14">Members (Add members)</text:p>
        </text:list-item>
      </text:list>
      <text:list xml:id="list1330722230" text:style-name="WWNum10">
        <text:list-item>
          <text:p text:style-name="P15">Admin (Admin can change boards members)</text:p>
        </text:list-item>
        <text:list-item>
          <text:p text:style-name="P15">Normal (Normal members can create &amp; edit Cards, List)</text:p>
        </text:list-item>
        <text:list-item>
          <text:p text:style-name="P15"><text:soft-page-break/>Save</text:p>
        </text:list-item>
      </text:list>
      <text:list xml:id="list1088358549" text:style-name="WWNum11">
        <text:list-item>
          <text:p text:style-name="P16">Activity</text:p>
        </text:list-item>
        <text:list-item>
          <text:p text:style-name="P16">Powerups </text:p>
        </text:list-item>
      </text:list>
      <text:list xml:id="list1187441780" text:style-name="WWNum12">
        <text:list-item>
          <text:p text:style-name="P17">Calendar power Up</text:p>
        </text:list-item>
        <text:list-item>
          <text:p text:style-name="P17">Card Aging</text:p>
        </text:list-item>
        <text:list-item>
          <text:p text:style-name="P17">Voting</text:p>
        </text:list-item>
        <text:list-item>
          <text:p text:style-name="P17">List Limits.</text:p>
        </text:list-item>
      </text:list>
      <text:list xml:id="list190102729" text:style-name="WWNum13">
        <text:list-item>
          <text:p text:style-name="P18">Achieve Cards</text:p>
        </text:list-item>
        <text:list-item>
          <text:p text:style-name="P18">Board setting </text:p>
        </text:list-item>
      </text:list>
      <text:list xml:id="list4269888108" text:style-name="WWNum14">
        <text:list-item>
          <text:p text:style-name="P19">Features (Name)</text:p>
        </text:list-item>
        <text:list-item>
          <text:p text:style-name="P19">Workspace</text:p>
        </text:list-item>
        <text:list-item>
          <text:p text:style-name="P19">Edit Labels</text:p>
        </text:list-item>
        <text:list-item>
          <text:p text:style-name="P19">Background</text:p>
        </text:list-item>
        <text:list-item>
          <text:p text:style-name="P19">Visibility</text:p>
        </text:list-item>
        <text:list-item>
          <text:p text:style-name="P19">Commenting (members)</text:p>
        </text:list-item>
        <text:list-item>
          <text:p text:style-name="P19">Let Members Add others</text:p>
        </text:list-item>
        <text:list-item>
          <text:p text:style-name="P19">Self-Join</text:p>
        </text:list-item>
        <text:list-item>
          <text:p text:style-name="P19">Enable &amp; Covers Images </text:p>
        </text:list-item>
        <text:list-item>
          <text:p text:style-name="P19">Available offline</text:p>
        </text:list-item>
        <text:list-item>
          <text:p text:style-name="P19">Closed Boards</text:p>
        </text:list-item>
      </text:list>
      <text:list xml:id="list2504042369" text:style-name="WWNum15">
        <text:list-item>
          <text:p text:style-name="P20">Email-to-Board Settings</text:p>
        </text:list-item>
        <text:list-item>
          <text:p text:style-name="P20">Star Board</text:p>
        </text:list-item>
        <text:list-item>
          <text:p text:style-name="P20">Pin to Home Screen</text:p>
        </text:list-item>
        <text:list-item>
          <text:p text:style-name="P20">Watch</text:p>
        </text:list-item>
        <text:list-item>
          <text:p text:style-name="P20">Copy Boards</text:p>
        </text:list-item>
        <text:list-item>
          <text:p text:style-name="P20">Share Board Link</text:p>
        </text:list-item>
      </text:list>
      <text:p text:style-name="P23"/>
      <text:p text:style-name="List_20_Paragraph"><text:span text:style-name="T3"><text:s/></text:span>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" svg:font-family="'Lohit Devanagari'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9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4.17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44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71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7.98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2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52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1.79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3.69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4.96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23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5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8.77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0.04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31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2.58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8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893cm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3.163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33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03cm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6.973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43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13cm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10.783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5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3.163cm"/>
        </style:list-level-properties>
        <style:text-properties style:font-name="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4.433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703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973cm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8.243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513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783cm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2.053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32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3.235cm"/>
        </style:list-level-properties>
        <style:text-properties style:font-name="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4.50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7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045cm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8.31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5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855cm"/>
        </style:list-level-properties>
        <style:text-properties style:font-name="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2.12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3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3.427cm"/>
        </style:list-level-properties>
        <style:text-properties style:font-name="Open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4.697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967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237cm"/>
        </style:list-level-properties>
        <style:text-properties style:font-name="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8.507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777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047cm"/>
        </style:list-level-properties>
        <style:text-properties style:font-name="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2.317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58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9" text:bullet-char="o">
        <style:list-level-properties text:list-level-position-and-space-mode="label-alignment">
          <style:list-level-label-alignment text:label-followed-by="listtab" fo:text-indent="-0.635cm" fo:margin-left="4.96cm"/>
        </style:list-level-properties>
        <style:text-properties style:font-name="Courier New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635cm" fo:margin-left="6.23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7.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8.77cm"/>
        </style:list-level-properties>
        <style:text-properties style:font-name="Symbol"/>
      </text:list-level-style-bullet>
      <text:list-level-style-bullet text:level="5" text:style-name="ListLabel_20_21" text:bullet-char="o">
        <style:list-level-properties text:list-level-position-and-space-mode="label-alignment">
          <style:list-level-label-alignment text:label-followed-by="listtab" fo:text-indent="-0.635cm" fo:margin-left="10.04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1.3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2.58cm"/>
        </style:list-level-properties>
        <style:text-properties style:font-name="Symbol"/>
      </text:list-level-style-bullet>
      <text:list-level-style-bullet text:level="8" text:style-name="ListLabel_20_22" text:bullet-char="o">
        <style:list-level-properties text:list-level-position-and-space-mode="label-alignment">
          <style:list-level-label-alignment text:label-followed-by="listtab" fo:text-indent="-0.635cm" fo:margin-left="13.8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5.1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42cm"/>
        </style:list-level-properties>
        <style:text-properties style:font-name="Symbol"/>
      </text:list-level-style-bullet>
      <text:list-level-style-bullet text:level="2" text:style-name="ListLabel_20_23" text:bullet-char="o">
        <style:list-level-properties text:list-level-position-and-space-mode="label-alignment">
          <style:list-level-label-alignment text:label-followed-by="listtab" fo:text-indent="-0.635cm" fo:margin-left="3.69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96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23cm"/>
        </style:list-level-properties>
        <style:text-properties style:font-name="Symbol"/>
      </text:list-level-style-bullet>
      <text:list-level-style-bullet text:level="5" text:style-name="ListLabel_20_24" text:bullet-char="o">
        <style:list-level-properties text:list-level-position-and-space-mode="label-alignment">
          <style:list-level-label-alignment text:label-followed-by="listtab" fo:text-indent="-0.635cm" fo:margin-left="7.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77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04cm"/>
        </style:list-level-properties>
        <style:text-properties style:font-name="Symbol"/>
      </text:list-level-style-bullet>
      <text:list-level-style-bullet text:level="8" text:style-name="ListLabel_20_25" text:bullet-char="o">
        <style:list-level-properties text:list-level-position-and-space-mode="label-alignment">
          <style:list-level-label-alignment text:label-followed-by="listtab" fo:text-indent="-0.635cm" fo:margin-left="11.31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5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6" text:bullet-char="o">
        <style:list-level-properties text:list-level-position-and-space-mode="label-alignment">
          <style:list-level-label-alignment text:label-followed-by="listtab" fo:text-indent="-0.635cm" fo:margin-left="4.122cm"/>
        </style:list-level-properties>
        <style:text-properties style:font-name="Courier New"/>
      </text:list-level-style-bullet>
      <text:list-level-style-bullet text:level="2" text:style-name="ListLabel_20_27" text:bullet-char="o">
        <style:list-level-properties text:list-level-position-and-space-mode="label-alignment">
          <style:list-level-label-alignment text:label-followed-by="listtab" fo:text-indent="-0.635cm" fo:margin-left="5.392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662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932cm"/>
        </style:list-level-properties>
        <style:text-properties style:font-name="Symbol"/>
      </text:list-level-style-bullet>
      <text:list-level-style-bullet text:level="5" text:style-name="ListLabel_20_28" text:bullet-char="o">
        <style:list-level-properties text:list-level-position-and-space-mode="label-alignment">
          <style:list-level-label-alignment text:label-followed-by="listtab" fo:text-indent="-0.635cm" fo:margin-left="9.202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0.47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742cm"/>
        </style:list-level-properties>
        <style:text-properties style:font-name="Symbol"/>
      </text:list-level-style-bullet>
      <text:list-level-style-bullet text:level="8" text:style-name="ListLabel_20_29" text:bullet-char="o">
        <style:list-level-properties text:list-level-position-and-space-mode="label-alignment">
          <style:list-level-label-alignment text:label-followed-by="listtab" fo:text-indent="-0.635cm" fo:margin-left="13.012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4.28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157cm"/>
        </style:list-level-properties>
        <style:text-properties style:font-name="Symbol"/>
      </text:list-level-style-bullet>
      <text:list-level-style-bullet text:level="2" text:style-name="ListLabel_20_30" text:bullet-char="o">
        <style:list-level-properties text:list-level-position-and-space-mode="label-alignment">
          <style:list-level-label-alignment text:label-followed-by="listtab" fo:text-indent="-0.635cm" fo:margin-left="3.427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697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967cm"/>
        </style:list-level-properties>
        <style:text-properties style:font-name="Symbol"/>
      </text:list-level-style-bullet>
      <text:list-level-style-bullet text:level="5" text:style-name="ListLabel_20_31" text:bullet-char="o">
        <style:list-level-properties text:list-level-position-and-space-mode="label-alignment">
          <style:list-level-label-alignment text:label-followed-by="listtab" fo:text-indent="-0.635cm" fo:margin-left="7.237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507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777cm"/>
        </style:list-level-properties>
        <style:text-properties style:font-name="Symbol"/>
      </text:list-level-style-bullet>
      <text:list-level-style-bullet text:level="8" text:style-name="ListLabel_20_32" text:bullet-char="o">
        <style:list-level-properties text:list-level-position-and-space-mode="label-alignment">
          <style:list-level-label-alignment text:label-followed-by="listtab" fo:text-indent="-0.635cm" fo:margin-left="11.047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31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3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2" text:style-name="ListLabel_20_34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5" text:style-name="ListLabel_20_35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Symbol"/>
      </text:list-level-style-bullet>
      <text:list-level-style-bullet text:level="8" text:style-name="ListLabel_20_36" text:bullet-char="o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06cm"/>
        </style:list-level-properties>
        <style:text-properties style:font-name="Symbol"/>
      </text:list-level-style-bullet>
      <text:list-level-style-bullet text:level="2" text:style-name="ListLabel_20_37" text:bullet-char="o">
        <style:list-level-properties text:list-level-position-and-space-mode="label-alignment">
          <style:list-level-label-alignment text:label-followed-by="listtab" fo:text-indent="-0.635cm" fo:margin-left="3.33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6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87cm"/>
        </style:list-level-properties>
        <style:text-properties style:font-name="Symbol"/>
      </text:list-level-style-bullet>
      <text:list-level-style-bullet text:level="5" text:style-name="ListLabel_20_38" text:bullet-char="o">
        <style:list-level-properties text:list-level-position-and-space-mode="label-alignment">
          <style:list-level-label-alignment text:label-followed-by="listtab" fo:text-indent="-0.635cm" fo:margin-left="7.14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4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68cm"/>
        </style:list-level-properties>
        <style:text-properties style:font-name="Symbol"/>
      </text:list-level-style-bullet>
      <text:list-level-style-bullet text:level="8" text:style-name="ListLabel_20_39" text:bullet-char="o">
        <style:list-level-properties text:list-level-position-and-space-mode="label-alignment">
          <style:list-level-label-alignment text:label-followed-by="listtab" fo:text-indent="-0.635cm" fo:margin-left="10.9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2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40" text:bullet-char="o">
        <style:list-level-properties text:list-level-position-and-space-mode="label-alignment">
          <style:list-level-label-alignment text:label-followed-by="listtab" fo:text-indent="-0.635cm" fo:margin-left="4.48cm"/>
        </style:list-level-properties>
        <style:text-properties style:font-name="Courier New"/>
      </text:list-level-style-bullet>
      <text:list-level-style-bullet text:level="2" text:style-name="ListLabel_20_41" text:bullet-char="o">
        <style:list-level-properties text:list-level-position-and-space-mode="label-alignment">
          <style:list-level-label-alignment text:label-followed-by="listtab" fo:text-indent="-0.635cm" fo:margin-left="5.7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7.02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8.29cm"/>
        </style:list-level-properties>
        <style:text-properties style:font-name="Symbol"/>
      </text:list-level-style-bullet>
      <text:list-level-style-bullet text:level="5" text:style-name="ListLabel_20_42" text:bullet-char="o">
        <style:list-level-properties text:list-level-position-and-space-mode="label-alignment">
          <style:list-level-label-alignment text:label-followed-by="listtab" fo:text-indent="-0.635cm" fo:margin-left="9.56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0.83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2.1cm"/>
        </style:list-level-properties>
        <style:text-properties style:font-name="Symbol"/>
      </text:list-level-style-bullet>
      <text:list-level-style-bullet text:level="8" text:style-name="ListLabel_20_43" text:bullet-char="o">
        <style:list-level-properties text:list-level-position-and-space-mode="label-alignment">
          <style:list-level-label-alignment text:label-followed-by="listtab" fo:text-indent="-0.635cm" fo:margin-left="13.37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4.6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06cm"/>
        </style:list-level-properties>
        <style:text-properties style:font-name="Symbol"/>
      </text:list-level-style-bullet>
      <text:list-level-style-bullet text:level="2" text:style-name="ListLabel_20_44" text:bullet-char="o">
        <style:list-level-properties text:list-level-position-and-space-mode="label-alignment">
          <style:list-level-label-alignment text:label-followed-by="listtab" fo:text-indent="-0.635cm" fo:margin-left="3.33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6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87cm"/>
        </style:list-level-properties>
        <style:text-properties style:font-name="Symbol"/>
      </text:list-level-style-bullet>
      <text:list-level-style-bullet text:level="5" text:style-name="ListLabel_20_45" text:bullet-char="o">
        <style:list-level-properties text:list-level-position-and-space-mode="label-alignment">
          <style:list-level-label-alignment text:label-followed-by="listtab" fo:text-indent="-0.635cm" fo:margin-left="7.14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4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68cm"/>
        </style:list-level-properties>
        <style:text-properties style:font-name="Symbol"/>
      </text:list-level-style-bullet>
      <text:list-level-style-bullet text:level="8" text:style-name="ListLabel_20_46" text:bullet-char="o">
        <style:list-level-properties text:list-level-position-and-space-mode="label-alignment">
          <style:list-level-label-alignment text:label-followed-by="listtab" fo:text-indent="-0.635cm" fo:margin-left="10.9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2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ragati Punse</meta:initial-creator>
    <meta:editing-cycles>6</meta:editing-cycles>
    <meta:creation-date>2021-09-14T05:56:00</meta:creation-date>
    <dc:date>2021-09-22T23:21:36.408653498</dc:date>
    <meta:editing-duration>PT15M43S</meta:editing-duration>
    <meta:generator>LibreOffice/6.4.7.2$Linux_X86_64 LibreOffice_project/40$Build-2</meta:generator>
    <meta:document-statistic meta:table-count="0" meta:image-count="0" meta:object-count="0" meta:page-count="2" meta:paragraph-count="70" meta:word-count="216" meta:character-count="1026" meta:non-whitespace-character-count="9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